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lauf:</text:p>
      <text:list xml:id="list3902032896388354865" text:style-name="L1">
        <text:list-item>
          <text:p text:style-name="P1">Einrichtung</text:p>
        </text:list-item>
        <text:list-item>
          <text:p text:style-name="P2">Testreihenstart durch „<text:span text:style-name="T1">Test</text:span>“</text:p>
        </text:list-item>
        <text:list-item>
          <text:p text:style-name="P1">Authentifizieren durch „<text:span text:style-name="T1">Aufgabe</text:span>“</text:p>
        </text:list-item>
        <text:list-item>
          <text:p text:style-name="P1">Bei Erfolg zwei eigene Fragen hinzufügen: „<text:span text:style-name="T1">Lass mich eine Frage hinzufügen</text:span>“</text:p>
        </text:list-item>
      </text:list>
      <text:p text:style-name="Standard"/>
      <text:p text:style-name="P3">Folgende Fragen werden gestellt:</text:p>
      <text:p text:style-name="P3"/>
      <text:p text:style-name="Standard">Was ist ihre Lieblingsfarbe?</text:p>
      <text:p text:style-name="Standard">In welcher Stadt wohnen sie?</text:p>
      <text:p text:style-name="Standard">in welcher Stadt wurden sie geboren?</text:p>
      <text:p text:style-name="Standard">wie ist ihre Schuhgröße?</text:p>
      <text:p text:style-name="Standard">wie ist ihre Körpergröße in Zentimetern?</text:p>
      <text:p text:style-name="Standard">Von welcher Marke ist Ihr Handy?</text:p>
      <text:p text:style-name="Standard">In welcher Hausnummer wohnen Sie?</text:p>
      <text:p text:style-name="Standard">Was war Ihr erstes Haustier?</text:p>
      <text:p text:style-name="Standard">Was war Ihr letztes Haustier?</text:p>
      <text:p text:style-name="Standard">Wie viele Haustiere haben Sie?</text:p>
      <text:p text:style-name="Standard">Was war der Name ihres ersten Haustieres?</text:p>
      <text:p text:style-name="Standard">Was ist Ihr Lieblingsbuch?</text:p>
      <text:p text:style-name="Standard">Was ist Ihr Lieblingsfilm?</text:p>
      <text:p text:style-name="Standard">Was war Ihr Lieblingsfach in der Schule?</text:p>
      <text:p text:style-name="Standard">Welches Fach mochten Sie am wenigsten in der Schule?</text:p>
      <text:p text:style-name="Standard">Was ist Ihr Lieblingssport?</text:p>
      <text:p text:style-name="Standard">Was ist Ihre Lieblingsfußballmannschaft?</text:p>
      <text:p text:style-name="Standard">Wie war der Vorname des Vaters ihres Vaters?</text:p>
      <text:p text:style-name="Standard">Wie war der Vorname der Mutter Ihrer Mutter?</text:p>
      <text:p text:style-name="Standard">Von welcher Marke ist Ihr Auto?</text:p>
      <text:p text:style-name="Standard">Welche Marke hatte ihr erstes Auto?</text:p>
      <text:p text:style-name="Standard">Was war Ihr erstes Urlaubsland?</text:p>
      <text:p text:style-name="Standard">Was ist Ihr Lieblingsurlaubsland?</text:p>
      <text:p text:style-name="Standard">Von welcher Marke ist Ihr Laptop?</text:p>
      <text:p text:style-name="Standard">Von welcher Marke ist Ihr Tablet?</text:p>
      <text:p text:style-name="Standard">Was war ihr erstes Musikinstrument?</text:p>
      <text:p text:style-name="Standard">Welches Bier trinken Sie am liebsten?</text:p>
      <text:p text:style-name="Standard">Was ist Ihre Lieblingsserie?</text:p>
      <text:p text:style-name="Standard">Wie lautet Ihr Lieblingsinterpret?</text:p>
      <text:p text:style-name="Standard">Geben Sie ihre Postleitzahl in einzelnen Ziffern an.</text:p>
      <text:p text:style-name="Standard">Was sind die letzten drei Ziffern ihrer Handynummer?</text:p>
      <text:p text:style-name="Standard">Wie viel Geld in vollen Euro haben sie beim letzten Amazon Kauf ausgegeben?</text:p>
      <text:p text:style-name="Standard"><text:tab/><text:tab/></text:p>
      <text:p text:style-name="Standard"><text:tab/><text:tab/></text:p>
      <text:p text:style-name="Standard">Wie hoch war Ihre letzte PayPal-Überweisung in vollen Euro?</text:p>
      <text:p text:style-name="Standard">Welches Festival oder Konzert haben Sie zuletzt besucht?</text:p>
      <text:p text:style-name="Standard">Welchen Film haben Sie zuletzt gesehen?</text:p>
      <text:p text:style-name="Standard">Welche Serie haben Sie zuletzt gesehen?</text:p>
      <text:p text:style-name="Standard">Welchen Radiosender haben Sie zuletzt gehört?</text:p>
      <text:p text:style-name="Standard">Was war die zuletzt installierte App auf Ihrem Smartphone?</text:p>
      <text:p text:style-name="Standard">Was war die zuletzt installierte App auf Ihrem Tablet?</text:p>
      <text:p text:style-name="Standard">Was haben Sie zuletzt über Amazon bestellt?</text:p>
      <text:p text:style-name="Standard">Was war das letzte Buch, welches Sie gelesen hab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</meta:initial-creator>
    <meta:creation-date>2018-03-24T20:14:26.24</meta:creation-date>
    <dc:date>2018-03-24T20:23:45.39</dc:date>
    <dc:creator>Anton M</dc:creator>
    <meta:editing-duration>PT9M1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49" meta:word-count="283" meta:character-count="1794"/>
  </office:meta>
</office:document-meta>
</file>